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language="en" fo:country="GB"/>
    </style:style>
    <style:style style:name="P3" style:family="paragraph" style:parent-style-name="Standard" style:master-page-name="MP0">
      <style:paragraph-properties style:page-number="auto" fo:break-before="page"/>
      <style:text-properties fo:font-size="11pt" fo:language="en" fo:country="GB" style:font-size-asian="11pt" style:font-size-complex="11pt"/>
    </style:style>
    <style:style style:name="P4" style:family="paragraph" style:parent-style-name="Standard">
      <style:text-properties fo:language="en" fo:country="GB"/>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1pt" fo:language="en" fo:country="GB"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my work I focus on the different appearances of decay and the associations surrounding it. I am looking for the ideal form of incompleteness as well as completeness within decay. The imagery of comics is timeless and universal therefore it provides me with a great range of freedom. By now I have a different perspective on comics. They present me with the ideal raw material for dealing with topics like fear, confusion, loss of identity and hero cults. In my work the world of the superheroes is upside down, balancing between chaos and order.</text:p>
      <text:p text:style-name="P6"/>
      <text:p text:style-name="P1"/>
      <text:p text:style-name="P1">Mein Hauptaugenmerk lege ich auf die verschiedenen Erscheinungen des Zerfalls und die mit ihr verbundenen Assoziationen. Ich suche so die ideale Form der Unvollständigkeit sowie die Vollständigkeit im Zerfall. <text:line-break/>Die Bildsprache der Comics ist zeitlos und universell und bietet einen großen Spielraum für mich. <text:line-break/>Mittlerweile habe ich eine andere Sichtweise auf Comics. Die liefern mir den idealen Rohstoff um Themen wie Angst, Verwirrung, Identitätsverlust oder Heldenkult zu bearbeiten. <text:line-break/>Bei mir steht die Welt der Superhelden Kopf , balancierend zwischen Chaos und Ordnung. <text:line-break/></text:p>
      <text:p text:style-name="P1"/>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A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A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meta:initial-creator>PT</meta:initial-creator>
    <meta:creation-date>2020-06-01T19:16:00Z</meta:creation-date>
    <dc:date>2022-04-05T00:10:09.47</dc:date>
    <meta:editing-cycles>2</meta:editing-cycles>
    <meta:editing-duration>PT0S</meta:editing-duration>
    <meta:document-statistic meta:table-count="0" meta:image-count="0" meta:object-count="0" meta:page-count="1" meta:paragraph-count="2" meta:word-count="177" meta:character-count="1123"/>
    <meta:template xlink:type="simple" xlink:actuate="onRequest" xlink:title="" xlink:href="../../backup%20atelier%20febr/CV%20und%20Statement/artist%20statement.odt/Normal.dotm"/>
  </office:meta>
</office:document-meta>
</file>